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1f325e" officeooo:paragraph-rsid="0021f177"/>
    </style:style>
    <style:style style:name="P3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20981b" officeooo:paragraph-rsid="0020981b"/>
    </style:style>
    <style:style style:name="P4" style:family="paragraph" style:parent-style-name="Standard">
      <style:text-properties officeooo:rsid="001f325e" officeooo:paragraph-rsid="001f325e"/>
    </style:style>
    <style:style style:name="P5" style:family="paragraph" style:parent-style-name="Standard">
      <style:text-properties officeooo:rsid="001f325e" officeooo:paragraph-rsid="0021f177"/>
    </style:style>
    <style:style style:name="P6" style:family="paragraph" style:parent-style-name="Standard">
      <style:text-properties officeooo:rsid="0020981b" officeooo:paragraph-rsid="0020981b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Segoe UI" fo:font-size="10.5pt" fo:letter-spacing="normal" fo:font-style="normal" fo:font-weight="normal" officeooo:rsid="001f325e" officeooo:paragraph-rsid="001f325e"/>
    </style:style>
    <style:style style:name="P9" style:family="paragraph" style:parent-style-name="Text_20_body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paragraph-rsid="0020981b"/>
    </style:style>
    <style:style style:name="P10" style:family="paragraph" style:parent-style-name="Standard">
      <style:text-properties officeooo:rsid="00250065" officeooo:paragraph-rsid="00250065"/>
    </style:style>
    <style:style style:name="P11" style:family="paragraph" style:parent-style-name="Standard">
      <style:text-properties fo:font-variant="normal" fo:text-transform="none" fo:color="#242424" loext:opacity="100%" style:font-name="Segoe UI" fo:font-size="10.5pt" fo:letter-spacing="normal" fo:font-style="normal" fo:font-weight="normal" officeooo:rsid="00250065" officeooo:paragraph-rsid="00250065"/>
    </style:style>
    <style:style style:name="T1" style:family="text">
      <style:text-properties officeooo:rsid="00209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8">LOCAL</text:p>
      <text:p text:style-name="P7"/>
      <text:p text:style-name="P7"/>
      <text:p text:style-name="P7">fin wp search-replace --network --all-tables dev-idb-blogs.pantheonsite.io idb-blogs.docksal</text:p>
      <text:p text:style-name="Standard"/>
      <text:p text:style-name="Standard"/>
      <text:p text:style-name="P7"/>
      <text:p text:style-name="P1">fin wp search-replace --network --all-tables 'https' 'http'</text:p>
      <text:p text:style-name="Standard"/>
      <text:p text:style-name="Standard"/>
      <text:p text:style-name="P4">LIVE</text:p>
      <text:p text:style-name="P4"/>
      <text:p text:style-name="P2">terminus remote:wp idb-blogs.dev -- search-replace --network --all-tables blogs.pantheonsite.io dev-idb-blogs.pantheonsite.io</text:p>
      <text:p text:style-name="P5"/>
      <text:p text:style-name="P4"/>
      <text:p text:style-name="P6">token contraseas = autenticacion de terminos </text:p>
      <text:p text:style-name="P6"/>
      <text:p text:style-name="P6">4E9UvHn0j-DkUpJVMoq7yfV1xmsbBqQnn07Ad6LWYn8cj</text:p>
      <text:p text:style-name="P6"/>
      <text:p text:style-name="P6">terminus auth:login –machine-token=4E9UvHn0j-DkUpJVMoq7yfV1xmsbBqQnn07Ad6LWYn8cj</text:p>
      <text:p text:style-name="P6"/>
      <text:p text:style-name="P6">PARA REEMPLAZAR</text:p>
      <text:p text:style-name="P3"/>
      <text:p text:style-name="P9">SECRET_TERMINUS_TOKEN="<text:span text:style-name="T1">4E9UvHn0j-DkUpJVMoq7yfV1xmsbBqQnn07Ad6LWYn8cj</text:span>"</text:p>
      <text:p text:style-name="P10">CREDENCIAL SMTP</text:p>
      <text:p text:style-name="P11">Blogs$ftp2022!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09:12:20.905149082</meta:creation-date>
    <dc:date>2022-03-22T11:05:10.369516201</dc:date>
    <meta:editing-duration>PT1H6M34S</meta:editing-duration>
    <meta:editing-cycles>3</meta:editing-cycles>
    <meta:generator>LibreOffice/7.0.6.2$Linux_X86_64 LibreOffice_project/00$Build-2</meta:generator>
    <meta:document-statistic meta:table-count="0" meta:image-count="0" meta:object-count="0" meta:page-count="1" meta:paragraph-count="12" meta:word-count="47" meta:character-count="568" meta:non-whitespace-character-count="538"/>
  </office:meta>
</office:document-meta>
</file>